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52</text:p>
      <text:p text:style-name="P2">Date (derived from Gregorian calendar)<text:tab/>[October?] 1892</text:p>
      <text:p text:style-name="P2">Month<text:tab/><text:tab/><text:tab/><text:tab/><text:tab/><text:tab/>[October?]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epentance; Religion--Comparative stud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</text:p>
      <text:p text:style-name="P6"/>
      <text:p text:style-name="P6">[Front Cover]</text:p>
      <text:p text:style-name="P7">For the penitential Sabbath/</text:p>
      <text:p text:style-name="P7">5652/</text:p>
      <text:p text:style-name="P6">[Note: The number "66" is written in pencil and circled in the top right corner of the page.]</text:p>
      <text:p text:style-name="P6"/>
      <text:p text:style-name="P6">[Page 1]</text:p>
      <text:p text:style-name="P6">A<text:span text:style-name="T2">n worthy</text:span><text:span text:style-name="T3"> brother Israelite, young in years, but mentally well/ developped[sic!] called on me last Monday evening for coun-/-sel and instruction. <text:s/>He avowed his want of knowledge/ of Jewish theology, hence his mind had been somewhat/ disturbed by a conversation which he had lately held with/ an acquaintance born and </text:span><text:span text:style-name="T2">educated as</text:span><text:span text:style-name="T3"> reared as a Christian. <text:s/>The/ latter had pictured his own religion as preeminently spiritual,/ and comforting in the highest degree. <text:s/>These claims of/ superiority </text:span><text:span text:style-name="T2">above</text:span><text:span text:style-name="T3"> to Judaism were based upon what was/ set forth as admitted facts, namely; one who follows/ the teaching of the man of Nazareth, will attach no im-/-portance to this transient world and its fleeting pleasures. <text:s/>He/ will rather direct his constant thoughts to a hereafter which/ </text:span><text:span text:style-name="T2">lasts</text:span><text:span text:style-name="T3"> endures everlastingly, and yearn for its joys. <text:s/>Again; a Christian,/ however sinful, bears within himself the assurance of/ Divine forgiveness, for, a belief in the atoning power of/ the cross instills it. <text:s/>This last assertion was illustrated </text:span><text:soft-page-break/><text:span text:style-name="T3">by the/ case of a person guilty of a heinous offence[sic!]. <text:s/>In a fit/ of passion he had thrown at a neighbor's a weapon which/ he had in his hand, and which occasioned instant death./ <text:s/>Though acquitted by the courts of justice, the homicide was haunted by the awful deed,/</text:span></text:p>
      <text:p text:style-name="P6"><text:span text:style-name="T3"/></text:p>
      <text:p text:style-name="P6"><text:span text:style-name="T3">[Page 2]</text:span></text:p>
      <text:p text:style-name="P8">haunted the homicide,<text:span text:style-name="T3"> until existence became an/ insufferable burden. <text:s/>Finally, a coreligionist of his, who/ </text:span>was<text:span text:style-name="T3"> firmly </text:span>attached<text:span text:style-name="T3"> adhered to the doctrines of the Church, aroused/ him from a state of the deepest depression, by pointing to/ the Calvary, where--as he alleged--god put on flesh and made himself/ a voluntary sacrifice for all sinners. <text:s/>The one who/ had committed manslaughter felt then relieved. <text:s/>My/ visitor said that at this </text:span>point<text:span text:style-name="T3"> stage of the narrative his companion turned triumph-/-antly to him and </text:span>asked<text:span text:style-name="T3"> inquired whether the Jewish faith can offer/ its votaries such consolations, and I was asked: "Have you/ any knowledge that might help to prove the creed/ by which </text:span>you<text:span text:style-name="T3"> we swear equally grateful to the penitent?"/ <text:s/>I answered by opening the pages of the book which is our/ sole guide. <text:s/>First: That the world in which a loving/ </text:span>Leader<text:span text:style-name="T3"> Father has placed us </text:span><text:span text:style-name="T4">must not</text:span><text:span text:style-name="T5"> be looked upon with indif-/-ference, was told us by an undisputed authority, even by/ the inspired son of Amoz. <text:s/>"Thus has said the Lord, the/ Creator of the heavens; He who is the God </text:span><text:span text:style-name="T6">who</text:span><text:span text:style-name="T5"> that formed/ the earth and made it, He that has established it, </text:span><text:span text:style-name="T4">not for nothing</text:span><text:span text:style-name="T5"> He created it,/ to be inhabited He formed it" [Hebrew]/ Are we the dwellers thereof to turn with contempt upon/ what the Wisest Beneficence molded for man's enjoyment</text:span><text:span text:style-name="T6">?</text:span><text:span text:style-name="T5">--a terrestrial existence?/</text:span></text:p>
      <text:p text:style-name="P8"><text:span text:style-name="T5"/></text:p>
      <text:p text:style-name="P8"><text:span text:style-name="T5">[Page 3]</text:span></text:p>
      <text:p text:style-name="P8"><text:span text:style-name="T5">Must we declare it valueless, because we should believe/ in another state perfectly spiritual? <text:s/>To argue so would be like holding that a child may despise and/ cast aside important tokens of his parents' affection,/ because he expects that the future will bring him parental gifts/ of rarer worth [Hebrew] we are taught/ by the prophet. <text:s/>Far be from us so obvious an ingratitude. <text:s/>Not in vain, but for a definite be-/-nign purpose God brought forth the world we live in,/ and all that can render existence pleasurable. <text:s/>The/ Rabbis who inculcate the doctrine of a</text:span><text:span text:style-name="T6">n existence</text:span><text:span text:style-name="T5"> life beyond/ the grave with great frequency and emphasis do not say/ that we are bound in a prison here below, but they compare/ this world to the porch of a palace [Hebrew]/ Mark it well: </text:span><text:span text:style-name="T6">a</text:span><text:span text:style-name="T5"> the porch of a magnificent mansion is not a dismal fail, but a/ </text:span><text:span text:style-name="T6">stately</text:span><text:span text:style-name="T5"> wide and </text:span><text:span text:style-name="T6">ornamental</text:span><text:span text:style-name="T5"> stately entrance way. <text:s/>In that ante-/-chamber, as it were, we must fittingly prepare ourselves, so/ that when the time arrives for being admitted into the/ presence of the King, we shall be found deserving of/ His royal </text:span><text:span text:style-name="T6">approval</text:span><text:span text:style-name="T5"> </text:span><text:span text:style-name="T6">accep</text:span><text:span text:style-name="T5"> welcome. <text:s/>[Hebrew]/ <text:s/>They who fail to suitably arrange themselves/ in a manner becoming the beneficiaries of the/</text:span></text:p>
      <text:p text:style-name="P8"><text:span text:style-name="T5"/></text:p>
      <text:p text:style-name="P8"><text:span text:style-name="T5">[Page 4]</text:span></text:p>
      <text:p text:style-name="P8"><text:span text:style-name="T6">the</text:span><text:span text:style-name="T5"> Sovereign Lord, or to say it in plainer words, persons/ who like a shuttlecock are plaid against continually by the/ exactions of a material existence, tormented by their inca-/-pacity of resistance, may call the habitation in which the/ Almighty put us, sadly probationary, not so men whose cra-/-vings are under control and who acknowledge a heavenly/ hand that scatters blessings. <text:s/>A Jew who makes his daily/ devotions, praises </text:span><text:span text:style-name="T6">H</text:span><text:span text:style-name="T5"> his Maker because of the luminaries/ that gladden a created world [Hebrew]/ </text:span></text:p>
      <text:p text:style-name="P8"><text:span text:style-name="T5"><text:tab/>Now, as regard the instance of the homicide, casting his/ burden on the deified being whom the church proclaims co-/-existent with the Omnipotent, and able to wash away sin,/ I did at once confess to my inquiring visitor that my sym-/-pathies, are not with creatures possessed of intelligence who/ leave governing reason behind to become slaves </text:span><text:span text:style-name="T6">of</text:span><text:span text:style-name="T5"> to destructive/ propensities. <text:s/>The consolation which my religion offers/ is not built upon a barren creed, but on fruitful deeds./ <text:s/>At this stage of my conversation with the anxious youth,/ who had called at my house, I laid my finger on the eight-/-eenth chapter of Ezekiel and read sentences which I will now/ quote in part. <text:s/>Says the Lord, "Behold, all the souls/ are mine, as the soul of the father, so that of the son;/</text:span></text:p>
      <text:p text:style-name="P8"><text:soft-page-break/><text:span text:style-name="T5"/></text:p>
      <text:p text:style-name="P8"><text:span text:style-name="T5">[Page 5]</text:span></text:p>
      <text:p text:style-name="P8"><text:span text:style-name="T5">they are mine, the soul that sins that alone shall die."/...If a man be just, he exercises justice and righteous-/-ness....but he begets a dissolute son, who sheds blood.../...oppresses the poor and needy, is guilty of robbery....../ gives out money upon usury; should he live? <text:s/>He shall/ not live. <text:s/>He has done all those abominations, he shall/ surely die; his blood shall be upon him. <text:s/>Now, if </text:span><text:span text:style-name="T4">he</text:span><text:span text:style-name="T5"> begets/ a son, who seeing all the sins which his father com-/-mitted, considers and does not the like of them...../ he shall not die for the iniquity of his father; he/ shall surely live" [Hebrew]. <text:s/>Here/ we are given in the clearest and most explicit </text:span><text:span text:style-name="T6">manner</text:span><text:span text:style-name="T5"> language/ the law of personal accountability, not to be shifted, nor/ transferred to any being </text:span><text:span text:style-name="T6">supposed</text:span><text:span text:style-name="T5"> either reputed as heavenly or in all/ reality earthly. <text:s/>The guilty ones themselves must suffer/ for their offences--[Hebrew] <text:s/>"The soul that sins,/ </text:span><text:span text:style-name="T6">it</text:span><text:span text:style-name="T5"> that alone shall die." <text:s/>I looked and saw the face of my/ visitor troubled. <text:s/>He remembered the Christian who had/ spoken of the </text:span><text:span text:style-name="T6">comforting healing</text:span><text:span text:style-name="T5"> soothing balm applied to the stricken/ conscience of the repentant; of the joyous feelings derived/ from the dogma of forgiveness through a mediator, and/ he interrogated me as to the end of a Jewish sinner./</text:span></text:p>
      <text:p text:style-name="P8"><text:span text:style-name="T5"/></text:p>
      <text:p text:style-name="P8"><text:span text:style-name="T5">[Page 6]</text:span></text:p>
      <text:p text:style-name="P8"><text:span text:style-name="T5">Will he be lost for ever? <text:s/></text:span><text:span text:style-name="T6">No</text:span><text:span text:style-name="T5"> Is there no expiation for his back-/-slidings? <text:s/>Again the prophet in the river Chebar was/ appealed to in order to tranquillize a disturbed mind. <text:s/>We/ illumined understanding of Ezekiel had read pity, grace,/ love in the </text:span><text:span text:style-name="T6">ordinations</text:span><text:span text:style-name="T5"> decrees of the Most High, and he inter-/-preted the Divine qualities luminously. <text:s/>"If the wicked will/ turn away from all his sins that he committed, and/ keep all Thy statutes, and do that which is lawful and/ right, in his righteousness that he has done, he shall/ live. <text:s/>All his transgressions which he committed, shall/ not be remembered against him; by his righteousness/ that he has done, he shall live." <text:s/>Then </text:span><text:span text:style-name="T6">in</text:span><text:span text:style-name="T5"> with an outburst of affect-/-ion for his people, the great Seer so addresses them./ <text:s/>"Cast away from you all your transgressions and make/ yourself a new heart and a new spirit. <text:s/>Why will/ you die, O house of Israel? <text:s/>For, I have no pleasure in/ the death of him who deserves to die, says the Lord/ God, therefore turn back and live." <text:s/>What </text:span><text:span text:style-name="T6">does</text:span><text:span text:style-name="T5"> does then/ purchase our redemption? <text:s/>Not blood, but actions, not/ the blind acceptance of a mind-perplexing doctrine,/ but an unshaken resolve to reform, and cling to virtue./</text:span></text:p>
      <text:p text:style-name="P8"><text:span text:style-name="T5"/></text:p>
      <text:p text:style-name="P8"><text:span text:style-name="T5">[Page 7]</text:span></text:p>
      <text:p text:style-name="P8"><text:span text:style-name="T5">But suppose such a case as that brought forward by/ the Christian interlocutor should happen to a Jew, would/ that unfortunate offender, bent in contri</text:span><text:span text:style-name="T6">bu</text:span><text:span text:style-name="T5">tion, find no/ healing to his lacerated soul? <text:s/>Surely he would, if/ sincerity draws forth tears of repentance [Hebrew]/ [Hebrew] <text:s/>The suffering of compunction, mental trials,/ bodily chastisements have the power to cleanse away inequi-/-ties; such is the Rabbinical maxim, and the Talmud/ is replete with </text:span><text:span text:style-name="T6">app</text:span><text:span text:style-name="T5"> aphorisms which are a refreshing/ dew to the mind withering at the memory of crimes in/ the days that have gone, </text:span><text:span text:style-name="T6">but</text:span><text:span text:style-name="T5"> and which have called for/ sorrow and remorse. <text:s/>In the place allotted to the/ penitent, even the perfect righteous will not be given/ room" [Hebrew] and again, penitence/ is the supreme court the acquits the guilty [Hebrew]/ Let none tremble who possess such supporting as-/-surances when about to cross over to the way of eternity,/ but we must procure them early while we enjoy our full/ faculties, while we have the capacity to do wrong/ and will determinedly abstain to honor truth and glorify/ the Eternal Lord. <text:s/>So beautifully writes one/ of our greatest ascetic philosophers in the beginning of the 12th century./</text:span></text:p>
      <text:p text:style-name="P8"><text:span text:style-name="T5"/></text:p>
      <text:p text:style-name="P8"><text:span text:style-name="T5">[Page 8]</text:span></text:p>
      <text:p text:style-name="P8"><text:span text:style-name="T5">O my soul, make thy provision ready, while/ </text:span><text:span text:style-name="T6">full</text:span><text:span text:style-name="T5"> power is given thee to gather it. <text:s/>Say not/ wait to morrow I shall prepare it, for thou knowest not/ what a day </text:span><text:span text:style-name="T6">may</text:span><text:span text:style-name="T5"> will bring forth, yesterday will never/ </text:span><text:span text:style-name="T6">return</text:span><text:span text:style-name="T5"> come again; the looked for tomorrow may </text:span><text:span text:style-name="T6">not</text:span><text:span text:style-name="T5"> ne'er arrive, for like a </text:span><text:span text:style-name="T6">bu</text:span><text:span text:style-name="T5"> bird/ flying out of its nest, so man may suddenly/ depart from his abode. <text:s/></text:span><text:span text:style-name="T6">And</text:span><text:span text:style-name="T5"> That </text:span><text:span text:style-name="T6">he</text:span><text:span text:style-name="T5"> the pious monitor proceeds long, </text:span><text:soft-page-break/><text:span text:style-name="T5">concluding/ with these comforting words. <text:s/>My [?] seek the Lord thy Master,/ lay hold of righteousness, put on </text:span><text:span text:style-name="T6">humility</text:span><text:span text:style-name="T5"> meekness like a vesture thou/ wilt rise aloft shining with undiminished bright-/-ness, </text:span><text:span text:style-name="T6">even</text:span><text:span text:style-name="T5"> like the hen </text:span><text:span text:style-name="T6">going</text:span><text:span text:style-name="T5"> that cometh forth in all its/ might, singing the praises of the Most High God./ <text:s/>May we all </text:span><text:span text:style-name="T6">that</text:span><text:span text:style-name="T5"> so act, and receive God's par-/-don and God's blessings without end. <text:s/>Amen./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8T11:54:24.28</meta:creation-date>
    <dc:date>2012-06-28T13:37:44.99</dc:date>
    <dc:creator>Penn Libraries</dc:creator>
    <meta:editing-duration>PT00H07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838" meta:character-count="11193"/>
  </office:meta>
</office:document-meta>
</file>